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001a1e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 style:writing-mode="lr-tb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5" style:family="paragraph" style:parent-style-name="Heading_20_3">
      <style:text-properties fo:font-variant="normal" fo:text-transform="none" fo:color="#001a1e" style:font-name="apple-system" fo:letter-spacing="normal" fo:font-style="normal" fo:font-weight="normal"/>
    </style:style>
    <style:style style:name="T1" style:family="text">
      <style:text-properties fo:font-variant="normal" fo:text-transform="none" fo:color="#001a1e" style:font-name="apple-system" fo:font-size="11.2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bookmark text:name="docs-internal-guid-5bad6163-7fff-7b6b-4a27-bc8d6e50bf42"/>Squirrel Battle </text:h>
      <text:p text:style-name="P1">Harry the squirrel wants to play “Squirrel Battle” with his friends. In this game, Harry has 26 woodland buddies so he decides to assign each of them a letter from A to Z. Then, on a 3 by 3 grid, the players will put their letters down to indicate their position on the board. Since there are only 9 spaces available, not all squirrels will have the chance to lay their letters on the board. Once the squirrels fill the entire board, they look to determine the winner. </text:p>
      <text:p text:style-name="P1">An example of a game board could be:</text:p>
      <text:p text:style-name="P3">COW</text:p>
      <text:p text:style-name="P4">XXO</text:p>
      <text:p text:style-name="P4">ABC</text:p>
      <text:p text:style-name="P1">A squirrel can secure a solo win by forming a row, column, or diagonal with only their own letter. Victory can also be secured if a pair of squirrels form a team and use both of their letters to form a row, column, or diagonal. Calculate all possible victory combinations for (solo and two-player teams).</text:p>
      <text:p text:style-name="P2"><text:span text:style-name="Strong_20_Emphasis"><text:span text:style-name="T1">INPUT FORMAT</text:span></text:span></text:p>
      <text:p text:style-name="P1">The input consists of three lines, each of which is three characters in the range A...Z.</text:p>
      <text:p text:style-name="P2"><text:span text:style-name="Strong_20_Emphasis"><text:span text:style-name="T1">OUTPUT FORMAT</text:span></text:span></text:p>
      <text:p text:style-name="P1">Output should consist of two lines. On the first line, output the number of individual creatures who can claim victory. On the second line, output the number of two-creature teams that could claim victory.</text:p>
      <text:p text:style-name="P2"><text:span text:style-name="Strong_20_Emphasis"><text:span text:style-name="T1">SAMPLE INPUT</text:span></text:span></text:p>
      <text:p text:style-name="P3">TSL</text:p>
      <text:p text:style-name="P4">WTL</text:p>
      <text:p text:style-name="P4">OST</text:p>
      <text:p text:style-name="P2"><text:span text:style-name="Strong_20_Emphasis"><text:span text:style-name="T1">SAMPLE OUTPUT</text:span></text:span></text:p>
      <text:p text:style-name="P3">1</text:p>
      <text:p text:style-name="P4">2</text:p>
      <text:p text:style-name="P1">T wins from the top-left to bottom-right diagonal. If L and T form a team, they win via the L-L-T right column. If S and T team up, they win via S-T-S middle column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19:01:56.392000000</meta:creation-date>
    <dc:date>2022-07-09T19:02:47.757000000</dc:date>
    <meta:editing-duration>PT51S</meta:editing-duration>
    <meta:editing-cycles>1</meta:editing-cycles>
    <meta:document-statistic meta:table-count="0" meta:image-count="0" meta:object-count="0" meta:page-count="1" meta:paragraph-count="19" meta:word-count="253" meta:character-count="1354" meta:non-whitespace-character-count="1117"/>
    <meta:generator>LibreOffice/5.4.6.2$Windows_X86_64 LibreOffice_project/4014ce260a04f1026ba855d3b8d91541c224eab8</meta:generator>
  </office:meta>
</office:document-meta>
</file>